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78.1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Non-literal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cmeCompUnit <text:s text:c="3"/>&lt;- <text:s/>acmeImportDeclaration* (acmeSystemDeclaration <text:s/>/ <text:s/>acmeFamilyDeclaration <text:s/>/ <text:s/>acmeDesignDeclaration)+ EOF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cmeImportDeclaration &lt;- <text:s/>IMPORT (filename <text:s/>/ <text:s/>stringLiteral) SEMICOL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ringLiteral <text:s text:c="2"/>&lt;- <text:s/>STRING_LITERAL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ilename <text:s text:c="7"/>&lt;- <text:s/>(ZLex_001 <text:s/>/ <text:s/>ZLex_002)? IDENTIFIER ((ZLex_003 <text:s/>/ <text:s/>ZLex_004 <text:s/>/ <text:s/>ZLex_005 <text:s/>/ <text:s/>ZLex_006 <text:s/>/ <text:s/>ZLex_007 <text:s/>/ <text:s/>ZLex_008 <text:s/>/ <text:s/>ZLex_009 <text:s/>/ <text:s/>ZLex_001 <text:s/>/ <text:s/>ZLex_002)+ IDENTIFIER)*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dentifier <text:s text:c="5"/>&lt;- <text:s/>IDENTIFIER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odeLiteral <text:s text:c="4"/>&lt;- <text:s/>STRING_LITERAL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cmeFamilyDeclaration &lt;- <text:s/>(FAMILY <text:s/>/ <text:s/>STYLE) identifier (SEMICOLON <text:s/>/ <text:s/>ASSIGN acmeFamilyBody SEMICOLON? <text:s/>/ <text:s/>EXTENDS acmeFamilyRef (COMMA acmeFamilyRef)* (SEMICOLON <text:s/>/ <text:s/>WITH acmeFamilyBody SEMICOLON?))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cmeFamilyBody <text:s/>&lt;- <text:s/>LBRACE ((PUBLIC <text:s/>/ <text:s/>PRIVATE)? (FINAL <text:s/>/ <text:s/>ABSTRACT)? (acmePortTypeDeclaration <text:s/>/ <text:s/>acmeRoleTypeDeclaration <text:s/>/ <text:s/>acmeComponentTypeDeclaration <text:s/>/ <text:s/>acmeConnectorTypeDeclaration <text:s/>/ <text:s/>acmeGenericElementTypeDeclaration <text:s/>/ <text:s/>acmePropertyTypeDeclaration <text:s/>/ <text:s/>acmeGroupTypeDeclaration) <text:s/>/ <text:s/>acmeDesignAnalysisDeclaration <text:s/>/ <text:s/>designRule <text:s/>/ <text:s/>acmePortDeclaration <text:s/>/ <text:s/>acmeRoleDeclaration <text:s/>/ <text:s/>acmeComponentDeclaration <text:s/>/ <text:s/>acmeConnectorDeclaration <text:s/>/ <text:s/>acmePropertyDeclaration <text:s/>/ <text:s/>acmeGroupDeclaration <text:s/>/ <text:s/>acmeAttachmentDeclaration)* RBRAC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cmeSystemDeclaration &lt;- <text:s/>SYSTEM identifier (COLON acmeFamilyRef (COMMA acmeFamilyRef)*)? (SEMICOLON <text:s/>/ <text:s/>ASSIGN (acmeSystemBody SEMICOLON? <text:s/>/ <text:s/>NEW acmeFamilyInstantiationRef (COMMA acmeFamilyInstantiationRef)* (SEMICOLON <text:s/>/ <text:s/>EXTENDED WITH acmeSystemBody SEMICOLON?)))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cmeSystemBody <text:s/>&lt;- <text:s/>LBRACE (acmePropertyDeclaration <text:s/>/ <text:s/>acmeComponentDeclaration <text:s/>/ <text:s/>acmeConnectorDeclaration <text:s/>/ <text:s/>acmeAttachmentDeclaration <text:s/>/ <text:s/>acmeGroupDeclaration <text:s/>/ <text:s/>designRule)* RBRAC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cmeDesignDeclaration &lt;- <text:s/>DESIG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cmeComponentTypeRef &lt;- <text:s/>identifier (DOT identifier)?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cmeComponentInstantiatedTypeRef &lt;- <text:s/>identifier (DOT identifier)?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cmeConnectorTypeRef &lt;- <text:s/>identifier (DOT identifier)?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cmeConnectorInstantiatedTypeRef &lt;- <text:s/>identifier (DOT identifier)?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cmePortTypeRef &lt;- <text:s/>identifier (DOT identifier)?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cmePortInstantiatedTypeRef &lt;- <text:s/>identifier (DOT identifier)?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cmeGroupTypeRef &lt;- <text:s/>identifier (DOT identifier)?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cmeGroupInstantiatedTypeRef &lt;- <text:s/>identifier (DOT identifier)?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cmeRoleTypeRef &lt;- <text:s/>identifier (DOT identifier)?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cmeRoleInstantiatedTypeRef &lt;- <text:s/>identifier (DOT identifier)?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cmeViewTypeRef &lt;- <text:s/>identifier (DOT identifier)?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cmeViewInstantiatedTypeRef &lt;- <text:s/>identifier (DOT identifier)?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cmeFamilyRef <text:s text:c="2"/>&lt;- <text:s/>identifier (DOT identifier)?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cmeFamilyInstantiationRef &lt;- <text:s/>identifier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cmeElementTypeRef &lt;- <text:s/>identifier (DOT identifier)?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cmePropertyTypeDeclarationRef &lt;- <text:s/>identifier (DOT identifier)?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cmeInstanceRef &lt;- <text:s/>IDENTIFIER (DOT IDENTIFIER)*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cmeGenericElementTypeDeclaration &lt;- <text:s/>ELEMENT TYPE identifier (SEMICOLON <text:s/>/ <text:s/>ASSIGN acmeGenericElementBody SEMICOLON? <text:s/>/ <text:s/>EXTENDS acmeElementTypeRef (COMMA acmeElementTypeRef)* (SEMICOLON <text:s/>/ <text:s/>WITH acmeGenericElementBody SEMICOLON?))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cmeGenericElementBody &lt;- <text:s/>LBRACE (acmePropertyDeclaration <text:s/>/ <text:s/>designRule)* RBRAC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cmeGroupTypeDeclaration &lt;- <text:s/>GROUP TYPE identifier (SEMICOLON <text:s/>/ <text:s/>ASSIGN acmeGroupBody SEMICOLON? <text:s/>/ <text:s/>EXTENDS acmeGroupTypeRef (COMMA acmeGroupTypeRef)* (SEMICOLON <text:s/>/ <text:s/>WITH acmeGroupBody SEMICOLON?))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cmeGroupDeclaration &lt;- <text:s/>GROUP identifier (COLON acmeGroupTypeRef (COMMA acmeGroupTypeRef)*)? (SEMICOLON <text:s/>/ <text:s/>ASSIGN (acmeGroupBody SEMICOLON? <text:s/>/ <text:s/>NEW acmeGroupInstantiatedTypeRef (COMMA acmeGroupInstantiatedTypeRef)* (SEMICOLON <text:s/>/ <text:s/>EXTENDED WITH acmeGroupBody SEMICOLON?)))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cmeGroupBody <text:s text:c="2"/>&lt;- <text:s/>LBRACE (acmeMembersBlock <text:s/>/ <text:s/>acmePropertyDeclaration <text:s/>/ <text:s/>designRule)* RBRAC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wrote repetition</text:p>
          </table:table-cell>
          <table:table-cell office:value-type="string" calcext:value-type="string">
            <text:p>acmeMembersBlock &lt;- <text:s/>MEMBERS LBRACE (acmeInstanceRef (COMMA acmeInstanceRef)*)? RBRACE __rep_00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cmePortTypeDeclaration &lt;- <text:s/>PORT TYPE identifier (SEMICOLON <text:s/>/ <text:s/>ASSIGN acmePortBody SEMICOLON? <text:s/>/ <text:s/>EXTENDS acmePortTypeRef (COMMA acmePortTypeRef)* (SEMICOLON <text:s/>/ <text:s/>WITH acmePortBody SEMICOLON?))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cmePortDeclaration &lt;- <text:s/>PORT identifier (COLON acmePortTypeRef (COMMA acmePortTypeRef)*)? (ASSIGN (acmePortBody SEMICOLON? <text:s/>/ <text:s/>NEW acmePortInstantiatedTypeRef (COMMA acmePortInstantiatedTypeRef)* (SEMICOLON <text:s/>/ <text:s/>EXTENDED WITH acmePortBody SEMICOLON?)) <text:s/>/ <text:s/>SEMICOLON?)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cmePortBody <text:s text:c="3"/>&lt;- <text:s/>LBRACE (acmePropertyDeclaration <text:s/>/ <text:s/>designRule <text:s/>/ <text:s/>acmeRepresentationDeclaration)* RBRAC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cmeRoleTypeDeclaration &lt;- <text:s/>ROLE TYPE identifier (SEMICOLON <text:s/>/ <text:s/>ASSIGN acmeRoleBody SEMICOLON? <text:s/>/ <text:s/>EXTENDS acmeRoleTypeRef (COMMA acmeRoleTypeRef)* (SEMICOLON <text:s/>/ <text:s/>WITH acmeRoleBody SEMICOLON?))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cmeRoleDeclaration &lt;- <text:s/>ROLE identifier (COLON acmeRoleTypeRef (COMMA acmeRoleTypeRef)*)? (SEMICOLON <text:s/>/ <text:s/>ASSIGN (acmeRoleBody SEMICOLON? <text:s/>/ <text:s/>NEW acmeRoleInstantiatedTypeRef (COMMA acmeRoleInstantiatedTypeRef)* (SEMICOLON <text:s/>/ <text:s/>EXTENDED WITH acmeRoleBody SEMICOLON?)))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cmeRoleBody <text:s text:c="3"/>&lt;- <text:s/>LBRACE (acmePropertyDeclaration <text:s/>/ <text:s/>designRule <text:s/>/ <text:s/>acmeRepresentationDeclaration)* RBRAC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cmeComponentTypeDeclaration &lt;- <text:s/>COMPONENT TYPE identifier (SEMICOLON <text:s/>/ <text:s/>ASSIGN acmeComponentBody SEMICOLON? <text:s/>/ <text:s/>EXTENDS acmeComponentTypeRef (COMMA acmeComponentTypeRef)* (SEMICOLON <text:s/>/ <text:s/>WITH acmeComponentBody SEMICOLON?))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cmeComponentDeclaration &lt;- <text:s/>COMPONENT identifier (COLON acmeComponentTypeRef (COMMA acmeComponentTypeRef)*)? (SEMICOLON <text:s/>/ <text:s/>ASSIGN (acmeComponentBody SEMICOLON? <text:s/>/ <text:s/>NEW acmeComponentInstantiatedTypeRef (COMMA acmeComponentInstantiatedTypeRef)* (SEMICOLON <text:s/>/ <text:s/>EXTENDED WITH acmeComponentBody SEMICOLON?)))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cmeComponentBody &lt;- <text:s/>LBRACE (acmePropertyDeclaration <text:s/>/ <text:s/>acmePortDeclaration <text:s/>/ <text:s/>designRule <text:s/>/ <text:s/>acmeRepresentationDeclaration)* RBRAC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cmeConnectorTypeDeclaration &lt;- <text:s/>CONNECTOR TYPE identifier (SEMICOLON <text:s/>/ <text:s/>ASSIGN acmeConnectorBody SEMICOLON? <text:s/>/ <text:s/>EXTENDS acmeConnectorTypeRef (COMMA acmeConnectorTypeRef)* (SEMICOLON <text:s/>/ <text:s/>WITH acmeConnectorBody SEMICOLON?))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cmeConnectorDeclaration &lt;- <text:s/>CONNECTOR identifier (COLON acmeConnectorTypeRef (COMMA acmeConnectorTypeRef)*)? (SEMICOLON <text:s/>/ <text:s/>ASSIGN (acmeConnectorBody SEMICOLON? <text:s/>/ <text:s/>NEW acmeConnectorInstantiatedTypeRef (COMMA acmeConnectorInstantiatedTypeRef)* (SEMICOLON <text:s/>/ <text:s/>EXTENDED WITH acmeConnectorBody SEMICOLON?)))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cmeConnectorBody &lt;- <text:s/>LBRACE (acmePropertyDeclaration <text:s/>/ <text:s/>acmeRoleDeclaration <text:s/>/ <text:s/>designRule <text:s/>/ <text:s/>acmeRepresentationDeclaration)* RBRAC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wrote repetition</text:p>
          </table:table-cell>
          <table:table-cell office:value-type="string" calcext:value-type="string">
            <text:p>acmeRepresentationDeclaration &lt;- <text:s/>REPRESENTATION (IDENTIFIER ASSIGN)? LBRACE acmeSystemDeclaration acmeBindingsMapDeclaration? RBRACE __rep_002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cmeBindingsMapDeclaration &lt;- <text:s/>BINDINGS LBRACE acmeBindingDeclaration* RBRACE SEMICOLON?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cmeBindingDeclaration &lt;- <text:s/>acmeInstanceRef TO acmeInstanceRef (LBRACE acmePropertyDeclaration acmePropertyBlock RBRACE)? SEMICOL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cmeAttachmentDeclaration &lt;- <text:s/>ATTACHMENT acmeInstanceRef TO acmeInstanceRef SEMICOL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cmePropertyDeclaration &lt;- <text:s/>PROPERTY identifier (COLON acmePropertyTypeRef)? (ASSIGN acmePropertyValueDeclaration <text:s/>/ <text:s/>CONTAINASSIGN acmePropertyValueDeclaration)? acmePropertyBlock? SEMICOL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cmePropertyValueDeclaration &lt;- <text:s/>INTEGER_LITERAL <text:s/>/ <text:s/>FLOATING_POINT_LITERAL <text:s/>/ <text:s/>STRING_LITERAL <text:s/>/ <text:s/>FALSE <text:s/>/ <text:s/>TRUE <text:s/>/ <text:s/>acmePropertySet <text:s/>/ <text:s/>acmePropertyRecord <text:s/>/ <text:s/>acmePropertySequence <text:s/>/ <text:s/>enumidentifier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enumidentifier <text:s/>&lt;- <text:s/>IDENTIFIER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cmePropertyElement &lt;- <text:s/>IDENTIFIER (ZLex_003 IDENTIFIER)* <text:s/>/ <text:s/>acmePropertyCompoundElement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cmePropertyCompoundElement &lt;- <text:s/>acmePropertySet <text:s/>/ <text:s/>acmePropertyRecord <text:s/>/ <text:s/>acmePropertySequenc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cmePropertySet &lt;- <text:s/>LBRACE (acmePropertyValueDeclaration (COMMA acmePropertyValueDeclaration)*)? RBRAC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cmePropertyRecordEntry &lt;- <text:s/>identifier (COLON acmePropertyTypeRef)? ASSIGN acmePropertyValueDeclaration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wrote repetition</text:p>
          </table:table-cell>
          <table:table-cell office:value-type="string" calcext:value-type="string">
            <text:p>acmePropertyRecord &lt;- <text:s/>LBRACKET (acmePropertyRecordEntry __rep_003 SEMICOLON?)? RBRACKET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cmePropertySequence &lt;- <text:s/>LANGLE (acmePropertyValueDeclaration (COMMA acmePropertyValueDeclaration)*)? RANGL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cmePropertyTypeRecord &lt;- <text:s/>RECORD LBRACKET acmePropertyRecordFieldDescription* RBRACKET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cmePropertyTypeSet &lt;- <text:s/>SET LBRACE acmeTypeRef? RBRAC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cmePropertyTypeSequence &lt;- <text:s/>SEQUENCE LANGLE acmePropertyTypeRef? RANGL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cmePropertyTypeEnum &lt;- <text:s/>ENUM LBRACE identifier (COMMA identifier)* RBRAC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cmePropertyRecordFieldDescription &lt;- <text:s/>identifier COLON acmePropertyTypeRef SEMICOL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cmePropertyTypeRef &lt;- <text:s/>acmePropertyTypeStructure <text:s/>/ <text:s/>acmePropertyTypeDeclarationRef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cmePropertyTypeStructure &lt;- <text:s/>acmePropertyTypeAny <text:s/>/ <text:s/>acmePropertyTypeInt <text:s/>/ <text:s/>acmePropertyTypeFloat <text:s/>/ <text:s/>acmePropertyTypeDouble <text:s/>/ <text:s/>acmePropertyTypeString <text:s/>/ <text:s/>acmePropertyTypeBoolean <text:s/>/ <text:s/>acmePropertyTypeRecord <text:s/>/ <text:s/>acmePropertyTypeSet <text:s/>/ <text:s/>acmePropertyTypeSequence <text:s/>/ <text:s/>acmePropertyTypeEnum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cmePropertyTypeDeclaration &lt;- <text:s/>PROPERTY TYPE identifier (SEMICOLON <text:s/>/ <text:s/>ASSIGN (acmePropertyTypeInt <text:s/>/ <text:s/>acmePropertyTypeFloat <text:s/>/ <text:s/>acmePropertyTypeDouble <text:s/>/ <text:s/>acmePropertyTypeString <text:s/>/ <text:s/>acmePropertyTypeBoolean <text:s/>/ <text:s/>acmePropertyTypeRecord <text:s/>/ <text:s/>acmePropertyTypeSet <text:s/>/ <text:s/>acmePropertyTypeSequence <text:s/>/ <text:s/>acmePropertyTypeEnum <text:s/>/ <text:s/>acmePropertyTypeAny) SEMICOLON)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cmePropertyBlockEntry &lt;- <text:s/>identifier (COLON acmePropertyTypeRef)? (ASSIGN acmePropertyValueDeclaration <text:s/>/ <text:s/>CONTAINASSIGN acmePropertyValueDeclaration)? SEMICOL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cmePropertyBlock &lt;- <text:s/>PROPBEGIN acmePropertyBlockEntry+ PROPEND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cmePropertyTypeInt &lt;- <text:s/>INT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cmePropertyTypeAny &lt;- <text:s/>ANY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cmePropertyTypeFloat &lt;- <text:s/>FLOAT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cmePropertyTypeDouble &lt;- <text:s/>DOUBL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cmePropertyTypeString &lt;- <text:s/>STRING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cmePropertyTypeBoolean &lt;- <text:s/>BOOLEA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cmeViewDeclaration &lt;- <text:s/>VIEW identifier (COLON acmeViewTypeRef)? (SEMICOLON <text:s/>/ <text:s/>ASSIGN (acmeViewBody SEMICOLON? <text:s/>/ <text:s/>NEW acmeViewInstantiatedTypeRef (SEMICOLON <text:s/>/ <text:s/>EXTENDED WITH acmeViewBody SEMICOLON?)))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cmeViewTypeDeclaration &lt;- <text:s/>VIEW TYPE identifier (SEMICOLON <text:s/>/ <text:s/>ASSIGN acmeViewBody SEMICOLON? <text:s/>/ <text:s/>EXTENDS acmeViewTypeRef (SEMICOLON <text:s/>/ <text:s/>WITH acmeViewBody SEMICOLON?))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cmeViewBody <text:s text:c="3"/>&lt;- <text:s/>LBRACE RBRAC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esignRule <text:s text:c="5"/>&lt;- <text:s/>DESIGN? (RULE IDENTIFIER ASSIGN?)? (INVARIANT designRuleExpression <text:s/>/ <text:s/>HEURISTIC designRuleExpression)? acmePropertyBlock? SEMICOL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cmeDesignAnalysisDeclaration &lt;- <text:s/>DESIGN? ANALYSIS IDENTIFIER LPAREN (formalParam (COMMA formalParam)*)? RPAREN COLON acmeTypeRef ASSIGN designRuleExpression acmePropertyBlock? SEMICOLON <text:s/>/ <text:s/>EXTERNAL DESIGN? ANALYSIS IDENTIFIER LPAREN (formalParam (COMMA formalParam)*)? RPAREN COLON acmeTypeRef ASSIGN (codeLiteral <text:s/>/ <text:s/>identifier (DOT identifier)*) SEMICOL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ormalParam <text:s text:c="4"/>&lt;- <text:s/>identifier COLON acmeTypeRef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terminatedDesignRuleExpression &lt;- <text:s/>designRuleExpression SEMICOLON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wrote repetition</text:p>
          </table:table-cell>
          <table:table-cell office:value-type="string" calcext:value-type="string">
            <text:p>designRuleExpression &lt;- <text:s/>aSTDRImpliesExpression __rep_00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wrote repetition</text:p>
          </table:table-cell>
          <table:table-cell office:value-type="string" calcext:value-type="string">
            <text:p>aSTDRImpliesExpression &lt;- <text:s/>dRIffExpression __rep_00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wrote repetition</text:p>
          </table:table-cell>
          <table:table-cell office:value-type="string" calcext:value-type="string">
            <text:p>dRIffExpression &lt;- <text:s/>dRAndExpression __rep_00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wrote repetition</text:p>
          </table:table-cell>
          <table:table-cell office:value-type="string" calcext:value-type="string">
            <text:p>dRAndExpression &lt;- <text:s/>dRNegateExpression __rep_007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RNegateExpression &lt;- <text:s/>BANG dRNegateExpression <text:s/>/ <text:s/>dREqualityExpression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wrote repetition</text:p>
          </table:table-cell>
          <table:table-cell office:value-type="string" calcext:value-type="string">
            <text:p>dREqualityExpression &lt;- <text:s/>dRRelationalExpression __rep_00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wrote repetition</text:p>
          </table:table-cell>
          <table:table-cell office:value-type="string" calcext:value-type="string">
            <text:p>dRRelationalExpression &lt;- <text:s/>dRAdditiveExpression __rep_009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wrote repetition</text:p>
          </table:table-cell>
          <table:table-cell office:value-type="string" calcext:value-type="string">
            <text:p>dRAdditiveExpression &lt;- <text:s/>dRMultiplicativeExpression __rep_01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wrote repetition</text:p>
          </table:table-cell>
          <table:table-cell office:value-type="string" calcext:value-type="string">
            <text:p>dRMultiplicativeExpression &lt;- <text:s/>dRNegativeExpression __rep_01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RNegativeExpression &lt;- <text:s/>MINUS dRNegativeExpression <text:s/>/ <text:s/>primitiveExpress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primitiveExpression &lt;- <text:s/>literalConstant <text:s/>/ <text:s/>reference <text:s/>/ <text:s/>parentheticalExpression <text:s/>/ <text:s/>setExpression <text:s/>/ <text:s/>literalRecord <text:s/>/ <text:s/>quantifiedExpression <text:s/>/ <text:s/>literalSequence <text:s/>/ <text:s/>sequenceExpress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parentheticalExpression &lt;- <text:s/>LPAREN designRuleExpression RPARE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ference <text:s text:c="6"/>&lt;- <text:s/>identifier (DOT (identifier <text:s/>/ <text:s/>setReference))* actualParams?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etReference <text:s text:c="3"/>&lt;- <text:s/>TYPE <text:s/>/ <text:s/>COMPONENTS <text:s/>/ <text:s/>CONNECTORS <text:s/>/ <text:s/>PORTS <text:s/>/ <text:s/>ROLES <text:s/>/ <text:s/>GROUPS <text:s/>/ <text:s/>MEMBERS <text:s/>/ <text:s/>PROPERTIES <text:s/>/ <text:s/>REPRESENTATIONS <text:s/>/ <text:s/>ATTACHEDPORTS <text:s/>/ <text:s/>ATTACHEDROLES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ctualParams <text:s text:c="3"/>&lt;- <text:s/>LPAREN (designRuleExpression (COMMA designRuleExpression)*)? RPARE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literalConstant &lt;- <text:s/>INTEGER_LITERAL <text:s/>/ <text:s/>FLOATING_POINT_LITERAL <text:s/>/ <text:s/>STRING_LITERAL <text:s/>/ <text:s/>TRUE <text:s/>/ <text:s/>FALSE <text:s/>/ <text:s/>COMPONENT <text:s/>/ <text:s/>GROUP <text:s/>/ <text:s/>CONNECTOR <text:s/>/ <text:s/>PORT <text:s/>/ <text:s/>ROLE <text:s/>/ <text:s/>SYSTEM <text:s/>/ <text:s/>ELEMENT <text:s/>/ <text:s/>PROPERTY <text:s/>/ <text:s/>INT <text:s/>/ <text:s/>FLOAT <text:s/>/ <text:s/>DOUBLE <text:s/>/ <text:s/>STRING <text:s/>/ <text:s/>BOOLEAN <text:s/>/ <text:s/>ENUM <text:s/>/ <text:s/>SET <text:s/>/ <text:s/>SEQUENCE <text:s/>/ <text:s/>RECORD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quantifiedExpression &lt;- <text:s/>(FORALL <text:s/>/ <text:s/>EXISTS UNIQUE?) variableSetDeclaration (COMMA variableSetDeclaration)* BIT_OR designRuleExpress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istinctVariableSetDeclaration &lt;- <text:s/>DISTINCT identifier (COMMA identifier)* ((COLON <text:s/>/ <text:s/>SET_DECLARE) acmeTypeRef)? IN (setExpression <text:s/>/ <text:s/>reference)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variableSetDeclaration &lt;- <text:s/>distinctVariableSetDeclaration <text:s/>/ <text:s/>identifier (COMMA identifier)* ((COLON <text:s/>/ <text:s/>SET_DECLARE) acmeTypeRef)? IN (setExpression <text:s/>/ <text:s/>reference)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equenceExpression &lt;- <text:s/>LANGLE pathExpression RANGL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etExpression <text:s text:c="2"/>&lt;- <text:s/>pathExpression <text:s/>/ <text:s/>literalSet <text:s/>/ <text:s/>setConstructor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wrote repetition</text:p>
          </table:table-cell>
          <table:table-cell office:value-type="string" calcext:value-type="string">
            <text:p>pathExpression <text:s/>&lt;- <text:s/>SLASH reference ((COLON <text:s/>/ <text:s/>SET_DECLARE) acmeTypeRef)? (LBRACKET designRuleExpression RBRACKET)? __rep_012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pathExpressionContinuation &lt;- <text:s/>setReference ((COLON <text:s/>/ <text:s/>SET_DECLARE) acmeTypeRef)? (LBRACKET designRuleExpression RBRACKET)? (SLASH pathExpressionContinuation)* <text:s/>/ <text:s/>ELLIPSIS? referenc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literalSet <text:s text:c="5"/>&lt;- <text:s/>LBRACE RBRACE <text:s/>/ <text:s/>LBRACE (literalConstant <text:s/>/ <text:s/>reference) (COMMA (literalConstant <text:s/>/ <text:s/>reference))* RBRAC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literalSequence &lt;- <text:s/>LANGLE RANGLE <text:s/>/ <text:s/>LANGLE (literalConstant <text:s/>/ <text:s/>reference) (COMMA (literalConstant <text:s/>/ <text:s/>reference))* RANGL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literalRecordEntry &lt;- <text:s/>identifier (COLON acmePropertyTypeRef)? ASSIGN literalConstant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wrote repetition</text:p>
          </table:table-cell>
          <table:table-cell office:value-type="string" calcext:value-type="string">
            <text:p>literalRecord <text:s text:c="2"/>&lt;- <text:s/>LBRACKET (literalRecordEntry __rep_013 SEMICOLON?)? RBRACKET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etConstructor <text:s/>&lt;- <text:s/>LBRACE? SELECT variableSetDeclaration BIT_OR designRuleExpression RBRACE? <text:s/>/ <text:s/>LBRACE? COLLECT reference COLON acmeTypeRef IN (setExpression <text:s/>/ <text:s/>reference) BIT_OR designRuleExpression RBRACE?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cmeTypeRef <text:s text:c="4"/>&lt;- <text:s/>SYSTEM <text:s/>/ <text:s/>COMPONENT <text:s/>/ <text:s/>GROUP <text:s/>/ <text:s/>CONNECTOR <text:s/>/ <text:s/>PORT <text:s/>/ <text:s/>ROLE <text:s/>/ <text:s/>PROPERTY <text:s/>/ <text:s/>ELEMENT <text:s/>/ <text:s/>TYPE <text:s/>/ <text:s/>REPRESENTATION <text:s/>/ <text:s/>reference <text:s/>/ <text:s/>acmePropertyTypeStructur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dded predicate</text:p>
          </table:table-cell>
          <table:table-cell office:value-type="string" calcext:value-type="string">
            <text:p>ABSTRACT <text:s text:c="7"/>&lt;- <text:s/>A B S T R A C T !__IdRest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dded predicate</text:p>
          </table:table-cell>
          <table:table-cell office:value-type="string" calcext:value-type="string">
            <text:p>ANALYSIS <text:s text:c="7"/>&lt;- <text:s/>A N A L Y S I S !__IdRest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dded predicate</text:p>
          </table:table-cell>
          <table:table-cell office:value-type="string" calcext:value-type="string">
            <text:p>AND <text:s text:c="12"/>&lt;- <text:s/>A N D !__IdRest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dded predicate</text:p>
          </table:table-cell>
          <table:table-cell office:value-type="string" calcext:value-type="string">
            <text:p>ANY <text:s text:c="12"/>&lt;- <text:s/>A N Y !__IdRest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dded predicate</text:p>
          </table:table-cell>
          <table:table-cell office:value-type="string" calcext:value-type="string">
            <text:p>ASSIGN <text:s text:c="9"/>&lt;- <text:s/>!EQ '='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dded predicate</text:p>
          </table:table-cell>
          <table:table-cell office:value-type="string" calcext:value-type="string">
            <text:p>ATTACHMENT <text:s text:c="5"/>&lt;- <text:s/>A T T A C H M E N T !__IdRest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dded predicate</text:p>
          </table:table-cell>
          <table:table-cell office:value-type="string" calcext:value-type="string">
            <text:p>ATTACHMENTS <text:s text:c="4"/>&lt;- <text:s/>A T T A C H M E N T S !__IdRest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dded predicate</text:p>
          </table:table-cell>
          <table:table-cell office:value-type="string" calcext:value-type="string">
            <text:p>ATTACHEDPORTS <text:s text:c="2"/>&lt;- <text:s/>A T T A C H E D P O R T S !__IdRest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dded predicate</text:p>
          </table:table-cell>
          <table:table-cell office:value-type="string" calcext:value-type="string">
            <text:p>ATTACHEDROLES <text:s text:c="2"/>&lt;- <text:s/>A T T A C H E D R O L E S !__IdRest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dded predicate</text:p>
          </table:table-cell>
          <table:table-cell office:value-type="string" calcext:value-type="string">
            <text:p>BANG <text:s text:c="11"/>&lt;- <text:s/>!NE '!'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dded predicate</text:p>
          </table:table-cell>
          <table:table-cell office:value-type="string" calcext:value-type="string">
            <text:p>BINDINGS <text:s text:c="7"/>&lt;- <text:s/>B I N D I N G S !__IdRest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dded predicate</text:p>
          </table:table-cell>
          <table:table-cell office:value-type="string" calcext:value-type="string">
            <text:p>COLON <text:s text:c="10"/>&lt;- <text:s/>!SET_DECLARE ':'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OMMA <text:s text:c="10"/>&lt;- <text:s/>'</text:p>
          </table:table-cell>
          <table:table-cell office:value-type="string" calcext:value-type="string">
            <text:p>'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dded predicate</text:p>
          </table:table-cell>
          <table:table-cell office:value-type="string" calcext:value-type="string">
            <text:p>COLLECT <text:s text:c="8"/>&lt;- <text:s/>C O L L E C T !__IdRest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dded predicate</text:p>
          </table:table-cell>
          <table:table-cell office:value-type="string" calcext:value-type="string">
            <text:p>COMPONENT <text:s text:c="6"/>&lt;- <text:s/>C O M P O N E N T !__IdRest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dded predicate</text:p>
          </table:table-cell>
          <table:table-cell office:value-type="string" calcext:value-type="string">
            <text:p>COMPONENTS <text:s text:c="5"/>&lt;- <text:s/>C O M P O N E N T S !__IdRest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dded predicate</text:p>
          </table:table-cell>
          <table:table-cell office:value-type="string" calcext:value-type="string">
            <text:p>CONNECTOR <text:s text:c="6"/>&lt;- <text:s/>C O N N E C T O R !__IdRest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dded predicate</text:p>
          </table:table-cell>
          <table:table-cell office:value-type="string" calcext:value-type="string">
            <text:p>CONTAINASSIGN <text:s text:c="2"/>&lt;- <text:s/>C O N T A I N A S S I G N !__IdRest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dded predicate</text:p>
          </table:table-cell>
          <table:table-cell office:value-type="string" calcext:value-type="string">
            <text:p>CONNECTORS <text:s text:c="5"/>&lt;- <text:s/>C O N N E C T O R S !__IdRest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dded predicate</text:p>
          </table:table-cell>
          <table:table-cell office:value-type="string" calcext:value-type="string">
            <text:p>DESIGN <text:s text:c="9"/>&lt;- <text:s/>D E S I G N !__IdRest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dded predicate</text:p>
          </table:table-cell>
          <table:table-cell office:value-type="string" calcext:value-type="string">
            <text:p>DISTINCT <text:s text:c="7"/>&lt;- <text:s/>D I S T I N C T !__IdRest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dded predicate</text:p>
          </table:table-cell>
          <table:table-cell office:value-type="string" calcext:value-type="string">
            <text:p>DOT <text:s text:c="12"/>&lt;- <text:s/>!ELLIPSIS '.'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dded predicate</text:p>
          </table:table-cell>
          <table:table-cell office:value-type="string" calcext:value-type="string">
            <text:p>DOUBLE <text:s text:c="9"/>&lt;- <text:s/>D O U B L E !__IdRest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dded predicate</text:p>
          </table:table-cell>
          <table:table-cell office:value-type="string" calcext:value-type="string">
            <text:p>ELEMENT <text:s text:c="8"/>&lt;- <text:s/>E L E M E N T !__IdRest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dded predicate</text:p>
          </table:table-cell>
          <table:table-cell office:value-type="string" calcext:value-type="string">
            <text:p>ENUM <text:s text:c="11"/>&lt;- <text:s/>E N U M !__IdRest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dded predicate</text:p>
          </table:table-cell>
          <table:table-cell office:value-type="string" calcext:value-type="string">
            <text:p>EXTENDED <text:s text:c="7"/>&lt;- <text:s/>E X T E N D E D !__IdRest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dded predicate</text:p>
          </table:table-cell>
          <table:table-cell office:value-type="string" calcext:value-type="string">
            <text:p>EXTENDS <text:s text:c="8"/>&lt;- <text:s/>E X T E N D S !__IdRest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dded predicate</text:p>
          </table:table-cell>
          <table:table-cell office:value-type="string" calcext:value-type="string">
            <text:p>EXTERNAL <text:s text:c="7"/>&lt;- <text:s/>E X T E R N A L !__IdRest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dded predicate</text:p>
          </table:table-cell>
          <table:table-cell office:value-type="string" calcext:value-type="string">
            <text:p>EXISTS <text:s text:c="9"/>&lt;- <text:s/>E X I S T S !__IdRest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ELLIPSIS <text:s text:c="7"/>&lt;- <text:s/>'...'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EQ <text:s text:c="13"/>&lt;- <text:s/>'=='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dded predicate</text:p>
          </table:table-cell>
          <table:table-cell office:value-type="string" calcext:value-type="string">
            <text:p>FAMILY <text:s text:c="9"/>&lt;- <text:s/>F A M I L Y !__IdRest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dded predicate</text:p>
          </table:table-cell>
          <table:table-cell office:value-type="string" calcext:value-type="string">
            <text:p>FINAL <text:s text:c="10"/>&lt;- <text:s/>F I N A L !__IdRest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dded predicate</text:p>
          </table:table-cell>
          <table:table-cell office:value-type="string" calcext:value-type="string">
            <text:p>FORALL <text:s text:c="9"/>&lt;- <text:s/>F O R A L L !__IdRest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dded predicate</text:p>
          </table:table-cell>
          <table:table-cell office:value-type="string" calcext:value-type="string">
            <text:p>FLOAT <text:s text:c="10"/>&lt;- <text:s/>F L O A T !__IdRest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dded predicate</text:p>
          </table:table-cell>
          <table:table-cell office:value-type="string" calcext:value-type="string">
            <text:p>GROUP <text:s text:c="10"/>&lt;- <text:s/>G R O U P !__IdRest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dded predicate</text:p>
          </table:table-cell>
          <table:table-cell office:value-type="string" calcext:value-type="string">
            <text:p>GROUPS <text:s text:c="9"/>&lt;- <text:s/>G R O U P S !__IdRest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E <text:s text:c="13"/>&lt;- <text:s/>'&gt;='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dded predicate</text:p>
          </table:table-cell>
          <table:table-cell office:value-type="string" calcext:value-type="string">
            <text:p>HEURISTIC <text:s text:c="6"/>&lt;- <text:s/>H E U R I S T I C !__IdRest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FF <text:s text:c="12"/>&lt;- <text:s/>'&lt;-&gt;'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dded predicate</text:p>
          </table:table-cell>
          <table:table-cell office:value-type="string" calcext:value-type="string">
            <text:p>IMPORT <text:s text:c="9"/>&lt;- <text:s/>I M P O R T !__IdRest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dded predicate</text:p>
          </table:table-cell>
          <table:table-cell office:value-type="string" calcext:value-type="string">
            <text:p>IN <text:s text:c="13"/>&lt;- <text:s/>I N !__IdRest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dded predicate/Changed the order of alternatives</text:p>
          </table:table-cell>
          <table:table-cell office:value-type="string" calcext:value-type="string">
            <text:p>INT <text:s text:c="12"/>&lt;- <text:s/>(I N T E G E R <text:s/>/ <text:s/>I N T) !__IdRest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dded predicate</text:p>
          </table:table-cell>
          <table:table-cell office:value-type="string" calcext:value-type="string">
            <text:p>INVARIANT <text:s text:c="6"/>&lt;- <text:s/>I N V A R I A N T !__IdRest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MPLIES <text:s text:c="8"/>&lt;- <text:s/>'-&gt;'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LBRACE <text:s text:c="9"/>&lt;- <text:s/>'{'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BRACE <text:s text:c="9"/>&lt;- <text:s/>'}'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LBRACKET <text:s text:c="7"/>&lt;- <text:s/>'['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BRACKET <text:s text:c="7"/>&lt;- <text:s/>']'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LPAREN <text:s text:c="9"/>&lt;- <text:s/>'('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PAREN <text:s text:c="9"/>&lt;- <text:s/>')'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dded predicate</text:p>
          </table:table-cell>
          <table:table-cell office:value-type="string" calcext:value-type="string">
            <text:p>LANGLE <text:s text:c="9"/>&lt;- <text:s/>!PROPBEGIN !LE !IFF '&lt;'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dded predicate</text:p>
          </table:table-cell>
          <table:table-cell office:value-type="string" calcext:value-type="string">
            <text:p>RANGLE <text:s text:c="9"/>&lt;- <text:s/>!PROPEND !GE '&gt;'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LE <text:s text:c="13"/>&lt;- <text:s/>'&lt;='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 <text:s text:c="13"/>&lt;- <text:s/>'!='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dded predicate</text:p>
          </table:table-cell>
          <table:table-cell office:value-type="string" calcext:value-type="string">
            <text:p>NEW <text:s text:c="12"/>&lt;- <text:s/>N E W !__IdRest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dded predicate</text:p>
          </table:table-cell>
          <table:table-cell office:value-type="string" calcext:value-type="string">
            <text:p>MEMBERS <text:s text:c="8"/>&lt;- <text:s/>M E M B E R S !__IdRest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dded predicate</text:p>
          </table:table-cell>
          <table:table-cell office:value-type="string" calcext:value-type="string">
            <text:p>MINUS <text:s text:c="10"/>&lt;- <text:s/>!IMPLIES '-'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dded predicate</text:p>
          </table:table-cell>
          <table:table-cell office:value-type="string" calcext:value-type="string">
            <text:p>OR <text:s text:c="13"/>&lt;- <text:s/>O R !__IdRest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hanged the order ‘\\\\’ and ‘\\’</text:p>
          </table:table-cell>
          <table:table-cell office:value-type="string" calcext:value-type="string">
            <text:p>PATHSEPARATOR <text:s text:c="2"/>&lt;- <text:s/>'.' <text:s/>/ <text:s/>':' <text:s/>/ <text:s/>'-' <text:s/>/ <text:s/>'+' <text:s/>/ <text:s/>'\\\\' <text:s/>/ <text:s/>'\\' <text:s/>/ <text:s/>'/' <text:s/>/ <text:s/>'$' <text:s/>/ <text:s/>'%'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dded predicate</text:p>
          </table:table-cell>
          <table:table-cell office:value-type="string" calcext:value-type="string">
            <text:p>PUBLIC <text:s text:c="9"/>&lt;- <text:s/>P U B L I C !__IdRest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dded predicate</text:p>
          </table:table-cell>
          <table:table-cell office:value-type="string" calcext:value-type="string">
            <text:p>PRIVATE <text:s text:c="8"/>&lt;- <text:s/>P R I V A T E !__IdRest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dded predicate</text:p>
          </table:table-cell>
          <table:table-cell office:value-type="string" calcext:value-type="string">
            <text:p>POWER <text:s text:c="10"/>&lt;- <text:s/>P O W E R !__IdRest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PLUS <text:s text:c="11"/>&lt;- <text:s/>'+'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dded predicate</text:p>
          </table:table-cell>
          <table:table-cell office:value-type="string" calcext:value-type="string">
            <text:p>PORT <text:s text:c="11"/>&lt;- <text:s/>P O R T !__IdRest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dded predicate</text:p>
          </table:table-cell>
          <table:table-cell office:value-type="string" calcext:value-type="string">
            <text:p>PORTS <text:s text:c="10"/>&lt;- <text:s/>P O R T S !__IdRest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dded predicate</text:p>
          </table:table-cell>
          <table:table-cell office:value-type="string" calcext:value-type="string">
            <text:p>PROPERTY <text:s text:c="7"/>&lt;- <text:s/>P R O P E R T Y !__IdRest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dded predicate</text:p>
          </table:table-cell>
          <table:table-cell office:value-type="string" calcext:value-type="string">
            <text:p>PROPERTIES <text:s text:c="5"/>&lt;- <text:s/>P R O P E R T I E S !__IdRest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PROPBEGIN <text:s text:c="6"/>&lt;- <text:s/>'&lt;&lt;'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PROPEND <text:s text:c="8"/>&lt;- <text:s/>'&gt;&gt;'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dded predicate</text:p>
          </table:table-cell>
          <table:table-cell office:value-type="string" calcext:value-type="string">
            <text:p>RECORD <text:s text:c="9"/>&lt;- <text:s/>R E C O R D !__IdRest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dded predicate</text:p>
          </table:table-cell>
          <table:table-cell office:value-type="string" calcext:value-type="string">
            <text:p>REPRESENTATION <text:s/>&lt;- <text:s/>R E P R E S E N T A T I O N !__IdRest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M <text:s text:c="12"/>&lt;- <text:s/>'%'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dded predicate</text:p>
          </table:table-cell>
          <table:table-cell office:value-type="string" calcext:value-type="string">
            <text:p>REPRESENTATIONS &lt;- <text:s/>R E P R E S E N T A T I O N S !__IdRest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dded predicate</text:p>
          </table:table-cell>
          <table:table-cell office:value-type="string" calcext:value-type="string">
            <text:p>ROLE <text:s text:c="11"/>&lt;- <text:s/>R O L E !__IdRest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dded predicate</text:p>
          </table:table-cell>
          <table:table-cell office:value-type="string" calcext:value-type="string">
            <text:p>RULE <text:s text:c="11"/>&lt;- <text:s/>R U L E !__IdRest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dded predicate</text:p>
          </table:table-cell>
          <table:table-cell office:value-type="string" calcext:value-type="string">
            <text:p>ROLES <text:s text:c="10"/>&lt;- <text:s/>R O L E S !__IdRest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dded predicate</text:p>
          </table:table-cell>
          <table:table-cell office:value-type="string" calcext:value-type="string">
            <text:p>SEQUENCE <text:s text:c="7"/>&lt;- <text:s/>(S E Q U E N C E <text:s/>/ <text:s/>S E Q) !__IdRest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dded predicate</text:p>
          </table:table-cell>
          <table:table-cell office:value-type="string" calcext:value-type="string">
            <text:p>SELECT <text:s text:c="9"/>&lt;- <text:s/>S E L E C T !__IdRest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EMICOLON <text:s text:c="6"/>&lt;- <text:s/>';'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dded predicate</text:p>
          </table:table-cell>
          <table:table-cell office:value-type="string" calcext:value-type="string">
            <text:p>SET <text:s text:c="12"/>&lt;- <text:s/>S E T !__IdRest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ET_DECLARE <text:s text:c="4"/>&lt;- <text:s/>':!'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LASH <text:s text:c="10"/>&lt;- <text:s/>'/'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AR <text:s text:c="11"/>&lt;- <text:s/>'*'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dded predicate</text:p>
          </table:table-cell>
          <table:table-cell office:value-type="string" calcext:value-type="string">
            <text:p>STRING <text:s text:c="9"/>&lt;- <text:s/>S T R I N G !__IdRest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dded predicate</text:p>
          </table:table-cell>
          <table:table-cell office:value-type="string" calcext:value-type="string">
            <text:p>STYLE <text:s text:c="10"/>&lt;- <text:s/>S T Y L E !__IdRest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dded predicate</text:p>
          </table:table-cell>
          <table:table-cell office:value-type="string" calcext:value-type="string">
            <text:p>SYSTEM <text:s text:c="9"/>&lt;- <text:s/>S Y S T E M !__IdRest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dded predicate</text:p>
          </table:table-cell>
          <table:table-cell office:value-type="string" calcext:value-type="string">
            <text:p>TO <text:s text:c="13"/>&lt;- <text:s/>T O !__IdRest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dded predicate</text:p>
          </table:table-cell>
          <table:table-cell office:value-type="string" calcext:value-type="string">
            <text:p>TYPE <text:s text:c="11"/>&lt;- <text:s/>T Y P E !__IdRest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dded predicate</text:p>
          </table:table-cell>
          <table:table-cell office:value-type="string" calcext:value-type="string">
            <text:p>UNIQUE <text:s text:c="9"/>&lt;- <text:s/>U N I Q U E !__IdRest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dded predicate</text:p>
          </table:table-cell>
          <table:table-cell office:value-type="string" calcext:value-type="string">
            <text:p>WITH <text:s text:c="11"/>&lt;- <text:s/>W I T H !__IdRest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dded predicate</text:p>
          </table:table-cell>
          <table:table-cell office:value-type="string" calcext:value-type="string">
            <text:p>VIEW <text:s text:c="11"/>&lt;- <text:s/>V I E W !__IdRest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IT_OR <text:s text:c="9"/>&lt;- <text:s/>'|'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dded predicate</text:p>
          </table:table-cell>
          <table:table-cell office:value-type="string" calcext:value-type="string">
            <text:p>TRUE <text:s text:c="11"/>&lt;- <text:s/>T R U E !__IdRest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dded predicate</text:p>
          </table:table-cell>
          <table:table-cell office:value-type="string" calcext:value-type="string">
            <text:p>FALSE <text:s text:c="10"/>&lt;- <text:s/>F A L S E !__IdRest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 <text:s text:c="14"/>&lt;- <text:s/>'a' <text:s/>/ <text:s/>'A'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 <text:s text:c="14"/>&lt;- <text:s/>'b' <text:s/>/ <text:s/>'B'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 <text:s text:c="14"/>&lt;- <text:s/>'c' <text:s/>/ <text:s/>'C'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 <text:s text:c="14"/>&lt;- <text:s/>'d' <text:s/>/ <text:s/>'D'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E <text:s text:c="14"/>&lt;- <text:s/>'e' <text:s/>/ <text:s/>'E'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 <text:s text:c="14"/>&lt;- <text:s/>'f' <text:s/>/ <text:s/>'F'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 <text:s text:c="14"/>&lt;- <text:s/>'g' <text:s/>/ <text:s/>'G'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H <text:s text:c="14"/>&lt;- <text:s/>'h' <text:s/>/ <text:s/>'H'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 <text:s text:c="14"/>&lt;- <text:s/>'i' <text:s/>/ <text:s/>'I'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 <text:s text:c="14"/>&lt;- <text:s/>'j' <text:s/>/ <text:s/>'J'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K <text:s text:c="14"/>&lt;- <text:s/>'k' <text:s/>/ <text:s/>'K'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L <text:s text:c="14"/>&lt;- <text:s/>'l' <text:s/>/ <text:s/>'L'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 <text:s text:c="14"/>&lt;- <text:s/>'m' <text:s/>/ <text:s/>'M'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 <text:s text:c="14"/>&lt;- <text:s/>'n' <text:s/>/ <text:s/>'N'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 <text:s text:c="14"/>&lt;- <text:s/>'o' <text:s/>/ <text:s/>'O'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P <text:s text:c="14"/>&lt;- <text:s/>'p' <text:s/>/ <text:s/>'P'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Q <text:s text:c="14"/>&lt;- <text:s/>'q' <text:s/>/ <text:s/>'Q'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 <text:s text:c="14"/>&lt;- <text:s/>'r' <text:s/>/ <text:s/>'R'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 <text:s text:c="14"/>&lt;- <text:s/>'s' <text:s/>/ <text:s/>'S'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T <text:s text:c="14"/>&lt;- <text:s/>'t' <text:s/>/ <text:s/>'T'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U <text:s text:c="14"/>&lt;- <text:s/>'u' <text:s/>/ <text:s/>'U'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V <text:s text:c="14"/>&lt;- <text:s/>'v' <text:s/>/ <text:s/>'V'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 <text:s text:c="14"/>&lt;- <text:s/>'w' <text:s/>/ <text:s/>'W'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X <text:s text:c="14"/>&lt;- <text:s/>'x' <text:s/>/ <text:s/>'X'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Y <text:s text:c="14"/>&lt;- <text:s/>'y' <text:s/>/ <text:s/>'Y'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Z <text:s text:c="14"/>&lt;- <text:s/>'z' <text:s/>/ <text:s/>'Z'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OOLEAN <text:s text:c="8"/>&lt;- <text:s/>TRUE <text:s/>/ <text:s/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LOATING_POINT_LITERAL &lt;- <text:s/>('-' <text:s/>/ <text:s/>'+')? [0-9]+ '.' [0-9]+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TEGER_LITERAL &lt;- <text:s/>[0-9]+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RING_LITERAL <text:s/>&lt;- <text:s/>'"' (!'"' .)* '"'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DENTIFIER <text:s text:c="5"/>&lt;- <text:s/>!__Keywords [a-zA-Z] [a-zA-Z0-9_-]*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LINE_COMMENT <text:s text:c="3"/>&lt;- <text:s/>'//' (![\r\n] .)*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LOCK_COMMENT <text:s text:c="2"/>&lt;- <text:s/>'/*' (!'*/' .)* '*/'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S <text:s text:c="13"/>&lt;- <text:s/>[ \r\n\t]+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EOF <text:s text:c="12"/>&lt;- <text:s/>!.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ZLex_001 <text:s text:c="7"/>&lt;- <text:s/>'$'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ZLex_002 <text:s text:c="7"/>&lt;- <text:s/>'%'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dded predicate</text:p>
          </table:table-cell>
          <table:table-cell office:value-type="string" calcext:value-type="string">
            <text:p>ZLex_003 <text:s text:c="7"/>&lt;- <text:s/>!ELLIPSIS '.'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dded predicate</text:p>
          </table:table-cell>
          <table:table-cell office:value-type="string" calcext:value-type="string">
            <text:p>ZLex_004 <text:s text:c="7"/>&lt;- <text:s/>!SET_DECLARE ':'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dded predicate</text:p>
          </table:table-cell>
          <table:table-cell office:value-type="string" calcext:value-type="string">
            <text:p>ZLex_005 <text:s text:c="7"/>&lt;- <text:s/>!IMPLIES '-'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ZLex_006 <text:s text:c="7"/>&lt;- <text:s/>'+'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dded predicate</text:p>
          </table:table-cell>
          <table:table-cell office:value-type="string" calcext:value-type="string">
            <text:p>ZLex_007 <text:s text:c="7"/>&lt;- <text:s/>!ZLex_008 '\\'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ZLex_008 <text:s text:c="7"/>&lt;- <text:s/>'\\\\'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ZLex_009 <text:s text:c="7"/>&lt;- <text:s/>'/'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__rep_001 <text:s text:c="6"/>&lt;- <text:s/>SEMICOLON &amp;(DESIGN <text:s/>/ <text:s/>HEURISTIC <text:s/>/ <text:s/>INVARIANT <text:s/>/ <text:s/>MEMBERS <text:s/>/ <text:s/>PROPBEGIN <text:s/>/ <text:s/>PROPERTY <text:s/>/ <text:s/>RBRACE <text:s/>/ <text:s/>RULE <text:s/>/ <text:s/>SEMICOLON) <text:s/>/ <text:s/>''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__rep_002 <text:s text:c="6"/>&lt;- <text:s/>SEMICOLON &amp;(DESIGN <text:s/>/ <text:s/>HEURISTIC <text:s/>/ <text:s/>INVARIANT <text:s/>/ <text:s/>PORT <text:s/>/ <text:s/>PROPBEGIN <text:s/>/ <text:s/>PROPERTY <text:s/>/ <text:s/>RBRACE <text:s/>/ <text:s/>REPRESENTATION <text:s/>/ <text:s/>ROLE <text:s/>/ <text:s/>RULE <text:s/>/ <text:s/>SEMICOLON) <text:s/>/ <text:s/>''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__rep_003 <text:s text:c="6"/>&lt;- <text:s/>SEMICOLON acmePropertyRecordEntry __rep_003 <text:s/>/ <text:s/>&amp;(RBRACKET <text:s/>/ <text:s/>SEMICOLON)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__rep_004 <text:s text:c="6"/>&lt;- <text:s/>OR aSTDRImpliesExpression __rep_004 <text:s/>/ <text:s/>&amp;(AND <text:s/>/ <text:s/>BIT_OR <text:s/>/ <text:s/>COMMA <text:s/>/ <text:s/>EQ <text:s/>/ <text:s/>GE <text:s/>/ <text:s/>IFF <text:s/>/ <text:s/>IMPLIES <text:s/>/ <text:s/>LANGLE <text:s/>/ <text:s/>LE <text:s/>/ <text:s/>MINUS <text:s/>/ <text:s/>NE <text:s/>/ <text:s/>OR <text:s/>/ <text:s/>PLUS <text:s/>/ <text:s/>POWER <text:s/>/ <text:s/>PROPBEGIN <text:s/>/ <text:s/>RANGLE <text:s/>/ <text:s/>RBRACE <text:s/>/ <text:s/>RBRACKET <text:s/>/ <text:s/>REM <text:s/>/ <text:s/>RPAREN <text:s/>/ <text:s/>SEMICOLON <text:s/>/ <text:s/>SLASH <text:s/>/ <text:s/>STAR)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__rep_005 <text:s text:c="6"/>&lt;- <text:s/>IMPLIES dRIffExpression __rep_005 <text:s/>/ <text:s/>&amp;(AND <text:s/>/ <text:s/>BIT_OR <text:s/>/ <text:s/>COMMA <text:s/>/ <text:s/>EQ <text:s/>/ <text:s/>GE <text:s/>/ <text:s/>IFF <text:s/>/ <text:s/>IMPLIES <text:s/>/ <text:s/>LANGLE <text:s/>/ <text:s/>LE <text:s/>/ <text:s/>MINUS <text:s/>/ <text:s/>NE <text:s/>/ <text:s/>OR <text:s/>/ <text:s/>PLUS <text:s/>/ <text:s/>POWER <text:s/>/ <text:s/>PROPBEGIN <text:s/>/ <text:s/>RANGLE <text:s/>/ <text:s/>RBRACE <text:s/>/ <text:s/>RBRACKET <text:s/>/ <text:s/>REM <text:s/>/ <text:s/>RPAREN <text:s/>/ <text:s/>SEMICOLON <text:s/>/ <text:s/>SLASH <text:s/>/ <text:s/>STAR)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__rep_006 <text:s text:c="6"/>&lt;- <text:s/>IFF dRAndExpression __rep_006 <text:s/>/ <text:s/>&amp;(AND <text:s/>/ <text:s/>BIT_OR <text:s/>/ <text:s/>COMMA <text:s/>/ <text:s/>EQ <text:s/>/ <text:s/>GE <text:s/>/ <text:s/>IFF <text:s/>/ <text:s/>IMPLIES <text:s/>/ <text:s/>LANGLE <text:s/>/ <text:s/>LE <text:s/>/ <text:s/>MINUS <text:s/>/ <text:s/>NE <text:s/>/ <text:s/>OR <text:s/>/ <text:s/>PLUS <text:s/>/ <text:s/>POWER <text:s/>/ <text:s/>PROPBEGIN <text:s/>/ <text:s/>RANGLE <text:s/>/ <text:s/>RBRACE <text:s/>/ <text:s/>RBRACKET <text:s/>/ <text:s/>REM <text:s/>/ <text:s/>RPAREN <text:s/>/ <text:s/>SEMICOLON <text:s/>/ <text:s/>SLASH <text:s/>/ <text:s/>STAR)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__rep_007 <text:s text:c="6"/>&lt;- <text:s/>AND dRNegateExpression __rep_007 <text:s/>/ <text:s/>&amp;(AND <text:s/>/ <text:s/>BIT_OR <text:s/>/ <text:s/>COMMA <text:s/>/ <text:s/>EQ <text:s/>/ <text:s/>GE <text:s/>/ <text:s/>IFF <text:s/>/ <text:s/>IMPLIES <text:s/>/ <text:s/>LANGLE <text:s/>/ <text:s/>LE <text:s/>/ <text:s/>MINUS <text:s/>/ <text:s/>NE <text:s/>/ <text:s/>OR <text:s/>/ <text:s/>PLUS <text:s/>/ <text:s/>POWER <text:s/>/ <text:s/>PROPBEGIN <text:s/>/ <text:s/>RANGLE <text:s/>/ <text:s/>RBRACE <text:s/>/ <text:s/>RBRACKET <text:s/>/ <text:s/>REM <text:s/>/ <text:s/>RPAREN <text:s/>/ <text:s/>SEMICOLON <text:s/>/ <text:s/>SLASH <text:s/>/ <text:s/>STAR)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__rep_008 <text:s text:c="6"/>&lt;- <text:s/>(EQ dRRelationalExpression <text:s/>/ <text:s/>NE dRRelationalExpression) __rep_008 <text:s/>/ <text:s/>&amp;(AND <text:s/>/ <text:s/>BIT_OR <text:s/>/ <text:s/>COMMA <text:s/>/ <text:s/>EQ <text:s/>/ <text:s/>GE <text:s/>/ <text:s/>IFF <text:s/>/ <text:s/>IMPLIES <text:s/>/ <text:s/>LANGLE <text:s/>/ <text:s/>LE <text:s/>/ <text:s/>MINUS <text:s/>/ <text:s/>NE <text:s/>/ <text:s/>OR <text:s/>/ <text:s/>PLUS <text:s/>/ <text:s/>POWER <text:s/>/ <text:s/>PROPBEGIN <text:s/>/ <text:s/>RANGLE <text:s/>/ <text:s/>RBRACE <text:s/>/ <text:s/>RBRACKET <text:s/>/ <text:s/>REM <text:s/>/ <text:s/>RPAREN <text:s/>/ <text:s/>SEMICOLON <text:s/>/ <text:s/>SLASH <text:s/>/ <text:s/>STAR)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__rep_009 <text:s text:c="6"/>&lt;- <text:s/>(LANGLE dRAdditiveExpression <text:s/>/ <text:s/>RANGLE dRAdditiveExpression <text:s/>/ <text:s/>LE dRAdditiveExpression <text:s/>/ <text:s/>GE dRAdditiveExpression) __rep_009 <text:s/>/ <text:s/>&amp;(AND <text:s/>/ <text:s/>BIT_OR <text:s/>/ <text:s/>COMMA <text:s/>/ <text:s/>EQ <text:s/>/ <text:s/>GE <text:s/>/ <text:s/>IFF <text:s/>/ <text:s/>IMPLIES <text:s/>/ <text:s/>LANGLE <text:s/>/ <text:s/>LE <text:s/>/ <text:s/>MINUS <text:s/>/ <text:s/>NE <text:s/>/ <text:s/>OR <text:s/>/ <text:s/>PLUS <text:s/>/ <text:s/>POWER <text:s/>/ <text:s/>PROPBEGIN <text:s/>/ <text:s/>RANGLE <text:s/>/ <text:s/>RBRACE <text:s/>/ <text:s/>RBRACKET <text:s/>/ <text:s/>REM <text:s/>/ <text:s/>RPAREN <text:s/>/ <text:s/>SEMICOLON <text:s/>/ <text:s/>SLASH <text:s/>/ <text:s/>STAR)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__rep_010 <text:s text:c="6"/>&lt;- <text:s/>(PLUS dRMultiplicativeExpression <text:s/>/ <text:s/>MINUS dRMultiplicativeExpression) __rep_010 <text:s/>/ <text:s/>&amp;(AND <text:s/>/ <text:s/>BIT_OR <text:s/>/ <text:s/>COMMA <text:s/>/ <text:s/>EQ <text:s/>/ <text:s/>GE <text:s/>/ <text:s/>IFF <text:s/>/ <text:s/>IMPLIES <text:s/>/ <text:s/>LANGLE <text:s/>/ <text:s/>LE <text:s/>/ <text:s/>MINUS <text:s/>/ <text:s/>NE <text:s/>/ <text:s/>OR <text:s/>/ <text:s/>PLUS <text:s/>/ <text:s/>POWER <text:s/>/ <text:s/>PROPBEGIN <text:s/>/ <text:s/>RANGLE <text:s/>/ <text:s/>RBRACE <text:s/>/ <text:s/>RBRACKET <text:s/>/ <text:s/>REM <text:s/>/ <text:s/>RPAREN <text:s/>/ <text:s/>SEMICOLON <text:s/>/ <text:s/>SLASH <text:s/>/ <text:s/>STAR)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__rep_011 <text:s text:c="6"/>&lt;- <text:s/>(STAR dRNegativeExpression <text:s/>/ <text:s/>SLASH dRNegativeExpression <text:s/>/ <text:s/>REM dRNegativeExpression <text:s/>/ <text:s/>POWER dRNegativeExpression) __rep_011 <text:s/>/ <text:s/>&amp;(AND <text:s/>/ <text:s/>BIT_OR <text:s/>/ <text:s/>COMMA <text:s/>/ <text:s/>EQ <text:s/>/ <text:s/>GE <text:s/>/ <text:s/>IFF <text:s/>/ <text:s/>IMPLIES <text:s/>/ <text:s/>LANGLE <text:s/>/ <text:s/>LE <text:s/>/ <text:s/>MINUS <text:s/>/ <text:s/>NE <text:s/>/ <text:s/>OR <text:s/>/ <text:s/>PLUS <text:s/>/ <text:s/>POWER <text:s/>/ <text:s/>PROPBEGIN <text:s/>/ <text:s/>RANGLE <text:s/>/ <text:s/>RBRACE <text:s/>/ <text:s/>RBRACKET <text:s/>/ <text:s/>REM <text:s/>/ <text:s/>RPAREN <text:s/>/ <text:s/>SEMICOLON <text:s/>/ <text:s/>SLASH <text:s/>/ <text:s/>STAR)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__rep_012 <text:s text:c="6"/>&lt;- <text:s/>SLASH pathExpressionContinuation __rep_012 <text:s/>/ <text:s/>&amp;(AND <text:s/>/ <text:s/>BIT_OR <text:s/>/ <text:s/>COMMA <text:s/>/ <text:s/>EQ <text:s/>/ <text:s/>GE <text:s/>/ <text:s/>IFF <text:s/>/ <text:s/>IMPLIES <text:s/>/ <text:s/>LANGLE <text:s/>/ <text:s/>LE <text:s/>/ <text:s/>MINUS <text:s/>/ <text:s/>NE <text:s/>/ <text:s/>OR <text:s/>/ <text:s/>PLUS <text:s/>/ <text:s/>POWER <text:s/>/ <text:s/>PROPBEGIN <text:s/>/ <text:s/>RANGLE <text:s/>/ <text:s/>RBRACE <text:s/>/ <text:s/>RBRACKET <text:s/>/ <text:s/>REM <text:s/>/ <text:s/>RPAREN <text:s/>/ <text:s/>SEMICOLON <text:s/>/ <text:s/>SLASH <text:s/>/ <text:s/>STAR)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__rep_013 <text:s text:c="6"/>&lt;- <text:s/>SEMICOLON literalRecordEntry __rep_013 <text:s/>/ <text:s/>&amp;(RBRACKET <text:s/>/ <text:s/>SEMICOLON)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formula="of:=SUM([.A2:.A264])" office:value-type="float" office:value="89" calcext:value-type="float">
            <text:p>89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14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2-14T13:39:25.295201162</meta:creation-date>
    <dc:date>2023-02-14T13:52:09.960551339</dc:date>
    <meta:editing-duration>PT2M24S</meta:editing-duration>
    <meta:editing-cycles>1</meta:editing-cycles>
    <meta:document-statistic meta:table-count="1" meta:cell-count="618" meta:object-count="0"/>
    <meta:generator>LibreOffice/6.0.7.3$Linux_X86_64 LibreOffice_project/00m0$Build-3</meta:generator>
  </office:meta>
</office:document-meta>
</file>